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cipe Sharing Website</text:p>
      <text:p text:style-name="P1"/>
      <text:p text:style-name="P2"><text:tab/>We proposal is to create a website that allows users to find recipes from different countries and for different meals. There will be recipes created by us (the admin account), which will be accessible to all users, and those created by chef accounts that will only be accessible to registered accounts (and admin). Each chef user will write their own recipe and mark what type of food it is etc. Users will be able to able to like of dislike recipes depending on usefulness to change the order that the recipes appear according to the number of likes of the reci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5-08T21:05:53.74</meta:creation-date>
    <meta:document-statistic meta:table-count="0" meta:image-count="0" meta:object-count="0" meta:page-count="1" meta:paragraph-count="2" meta:word-count="104" meta:character-count="588"/>
    <dc:date>2020-05-08T21:11:11.49</dc:date>
    <meta:editing-duration>PT5M18S</meta:editing-duration>
    <meta:editing-cycles>1</meta:editing-cycles>
    <meta:generator>OpenOffice/4.1.7$Win32 OpenOffice.org_project/417m1$Build-9800</meta:generator>
  </office:meta>
</office:document-meta>
</file>